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48cm" fo:margin-left="-0.751cm" table:align="left" style:writing-mode="lr-tb"/>
    </style:style>
    <style:style style:name="Tableau1.A" style:family="table-column">
      <style:table-column-properties style:column-width="9.405cm"/>
    </style:style>
    <style:style style:name="Tableau1.B" style:family="table-column">
      <style:table-column-properties style:column-width="7.34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Normal_20__28_Web_29_">
      <style:paragraph-properties fo:margin-top="0.176cm" fo:margin-bottom="0cm" fo:text-align="justify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Normal_20__28_Web_29_">
      <style:paragraph-properties fo:margin-top="0.176cm" fo:margin-bottom="0cm" fo:text-align="justify" style:justify-single-word="false" style:writing-mode="lr-tb"/>
    </style:style>
    <style:style style:name="P3" style:family="paragraph" style:parent-style-name="Normal_20__28_Web_29_">
      <style:paragraph-properties fo:text-align="justify" style:justify-single-word="fals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Normal_20__28_Web_29_">
      <style:paragraph-properties fo:text-align="justify" style:justify-single-word="false" style:writing-mode="lr-tb"/>
    </style:style>
    <style:style style:name="P5" style:family="paragraph" style:parent-style-name="Text_20_body">
      <style:paragraph-properties fo:text-align="justify" style:justify-single-word="false" style:writing-mode="lr-tb">
        <style:tab-stops>
          <style:tab-stop style:position="9.252cm"/>
        </style:tab-stops>
      </style:paragraph-properties>
    </style:style>
    <style:style style:name="P6" style:family="paragraph" style:parent-style-name="Text_20_body">
      <style:paragraph-properties fo:text-align="justify" style:justify-single-word="false" style:snap-to-layout-grid="false" style:writing-mode="lr-tb">
        <style:tab-stops>
          <style:tab-stop style:position="9.252cm"/>
        </style:tab-stops>
      </style:paragraph-properties>
    </style:style>
    <style:style style:name="P7" style:family="paragraph" style:parent-style-name="Text_20_body">
      <style:paragraph-properties fo:text-align="justify" style:justify-single-word="false" style:snap-to-layout-grid="false" style:writing-mode="lr-tb">
        <style:tab-stops>
          <style:tab-stop style:position="9.252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>
        <style:tab-stops>
          <style:tab-stop style:position="9.252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justify" style:justify-single-word="false" style:writing-mode="lr-tb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-asian="Times New Roman"/>
    </style:style>
    <style:style style:name="P11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.212cm" fo:text-align="justify" style:justify-single-word="false" style:writing-mode="lr-tb">
        <style:tab-stops>
          <style:tab-stop style:position="9.252cm"/>
        </style:tab-stops>
      </style:paragraph-properties>
    </style:style>
    <style:style style:name="P13" style:family="paragraph" style:parent-style-name="Standard">
      <style:paragraph-properties fo:margin-left="0.974cm" fo:margin-right="-0.005cm" fo:text-align="justify" style:justify-single-word="false" fo:text-indent="0cm" style:auto-text-indent="false" style:writing-mode="lr-tb">
        <style:tab-stops>
          <style:tab-stop style:position="10.225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6.244cm" fo:margin-right="0cm" fo:text-align="justify" style:justify-single-word="false" fo:text-indent="1.249cm" style:auto-text-indent="false" style:writing-mode="lr-tb"/>
    </style:style>
    <style:style style:name="P15" style:family="paragraph" style:parent-style-name="Text_20_body" style:master-page-name="Standard">
      <style:paragraph-properties fo:text-align="justify" style:justify-single-word="false" style:page-number="auto" style:writing-mode="lr-tb">
        <style:tab-stops>
          <style:tab-stop style:position="9.502cm"/>
        </style:tab-stops>
      </style:paragraph-properties>
      <style:text-properties fo:font-style="normal" fo:font-weight="normal" style:font-style-asian="normal" style:font-weight-asian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" style:font-weight-asian="bold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-asian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 <text:s text:c="13"/>Perpignan, le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Direction des Politiques Sociales</text:p>
            <text:p text:style-name="P5">Cellule Gestion de l'Allocation</text:p>
            <text:p text:style-name="P5">25 Rue Petite la Monnaie</text:p>
            <text:p text:style-name="P5">66 000 PERPIGNAN</text:p>
            <text:p text:style-name="P5">Suivi Par : </text:p>
            <text:p text:style-name="P5">Tél : 04 68 35 35 50</text:p>
            <text:p text:style-name="P5"/>
            <text:p text:style-name="P3">Objet : rSa /régul</text:p>
            <text:p text:style-name="P12">Référence :<text:span text:style-name="T1"> </text:span></text:p>
          </table:table-cell>
          <table:table-cell table:style-name="Tableau1.A1" office:value-type="string">
            <text:p text:style-name="P7"/>
            <text:p text:style-name="P7"/>
            <text:p text:style-name="P7"/>
            <text:p text:style-name="P7"/>
            <text:p text:style-name="P8"/>
            <text:p text:style-name="P8"/>
            <text:p text:style-name="P8"/>
            <text:p text:style-name="P8"/>
            <text:p text:style-name="P13"/>
          </table:table-cell>
        </table:table-row>
      </table:table>
      <text:p text:style-name="P9"/>
      <text:p text:style-name="P9">Madame,</text:p>
      <text:p text:style-name="P9"/>
      <text:p text:style-name="P9"/>
      <text:p text:style-name="P2">Je vous informe par la présente que mes services ont procédé à la régularisation de votre droit à l'allocation rSa.</text:p>
      <text:p text:style-name="P4"/>
      <text:p text:style-name="P4">En effet, les nouvelles pièces transmises nous ont permis de ré-examiner votre dossier avec attention. </text:p>
      <text:p text:style-name="P4">Au vu de ces éléments ...</text:p>
      <text:p text:style-name="P4">Une nouvelle notification de vos droits vous sera très prochainement adressée par la Caisse d'Allocations Familiales. </text:p>
      <text:p text:style-name="P2">Toutefois, je vous rappelle qu'en cas de fausse déclaration visant à obtenir le versement de l'allocation rSa, le code de l'action sociale et des familles prévoit des sanctions administratives et pénales.</text:p>
      <text:p text:style-name="P2"/>
      <text:p text:style-name="P9">Je vous prie d’agréer, <text:span text:style-name="T3">Madame</text:span>, l'expression de mes salutations distinguées.</text:p>
      <text:p text:style-name="P9"/>
      <text:p text:style-name="P9"><text:s text:c="67"/></text:p>
      <text:p text:style-name="P10"/>
      <text:p text:style-name="P10"/>
      <text:p text:style-name="P14"><text:span text:style-name="T4"><text:s text:c="21"/></text:span><text:span text:style-name="T2">Le Conseiller Mission rSa</text:span></text:p>
      <text:p text:style-name="P11"/>
      <text:p text:style-name="P9"/>
      <text:p text:style-name="P9"/>
      <text:p text:style-name="P9"><text:s text:c="91"/><text:tab/><text:span text:style-name="T1">Sylvie FABRE-ORTUNO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language-asian="fr" style:country-asian="F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1$Build-9399</meta:generator>
    <dc:date>2010-12-09T10:52:14.08</dc:date>
    <dc:creator>Prenom Nom</dc:creator>
    <meta:document-statistic meta:table-count="1" meta:image-count="0" meta:object-count="0" meta:page-count="1" meta:paragraph-count="19" meta:word-count="139" meta:character-count="1066"/>
    <meta:user-defined meta:name="Info 1"/>
    <meta:user-defined meta:name="Info 2"/>
    <meta:user-defined meta:name="Info 3"/>
    <meta:user-defined meta:name="Info 4"/>
  </office:meta>
</office:document-meta>
</file>